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cm" fo:min-width="1.98cm"/>
      <style:paragraph-properties style:writing-mode="lr-tb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0.75cm" fo:min-width="3.25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0.5cm" fo:text-align="center"/>
      <style:text-properties fo:color="#2a6099" loext:opacity="100%" fo:font-size="32pt"/>
    </style:style>
    <style:style style:name="P5" style:family="paragraph">
      <loext:graphic-properties draw:fill="none" draw:fill-color="#ffffff"/>
      <style:paragraph-properties fo:line-height="0.5cm" fo:text-align="center"/>
      <style:text-properties fo:color="#2a6099" loext:opacity="100%"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0.75cm" svg:x="2.375cm" svg:y="0.47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2.75cm" svg:height="0.75cm" svg:x="2.376cm" svg:y="8.876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3.75cm" svg:height="1cm" svg:x="1.875cm" svg:y="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3.75cm" svg:height="1cm" svg:x="1.876cm" svg:y="4.1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3.75cm" svg:height="1cm" svg:x="1.876cm" svg:y="7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3.75cm" svg:y1="1.225cm" svg:x2="3.75cm" svg:y2="2.2cm" draw:start-shape="id1" draw:start-glue-point="6" draw:end-shape="id2" draw:end-glue-point="4" svg:d="M3750 1225v975" svg:viewBox="0 0 1 976">
          <text:p/>
        </draw:connector>
        <draw:connector draw:style-name="gr4" draw:text-style-name="P3" draw:layer="layout" draw:type="line" svg:x1="3.75cm" svg:y1="3.2cm" svg:x2="3.751cm" svg:y2="4.101cm" draw:start-shape="id2" draw:start-glue-point="6" draw:end-shape="id3" draw:end-glue-point="4" svg:d="M3750 3200l1 901" svg:viewBox="0 0 2 902">
          <text:p/>
        </draw:connector>
        <draw:frame draw:style-name="gr5" draw:text-style-name="P5" draw:layer="layout" svg:width="0.824cm" svg:height="1.751cm" svg:x="3.3cm" svg:y="5.359cm">
          <draw:text-box>
            <text:p text:style-name="P4"><text:span text:style-name="T1">.</text:span></text:p>
            <text:p text:style-name="P4"><text:span text:style-name="T1">.</text:span></text:p>
            <text:p text:style-name="P4"><text:span text:style-name="T1">.</text:span></text:p>
          </draw:text-box>
        </draw:frame>
        <draw:connector draw:style-name="gr6" draw:text-style-name="P3" draw:layer="layout" draw:type="line" svg:x1="3.751cm" svg:y1="8.001cm" svg:x2="3.751cm" svg:y2="8.876cm" draw:start-shape="id4" draw:start-glue-point="6" draw:end-shape="id5" draw:end-glue-point="4" svg:d="M3751 8001v875" svg:viewBox="0 0 1 8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6-17T10:30:44.051822857</dc:date>
    <meta:editing-duration>PT43M10S</meta:editing-duration>
    <meta:editing-cycles>11</meta:editing-cycles>
    <meta:generator>LibreOffice/7.3.7.2$Linux_X86_64 LibreOffice_project/30$Build-2</meta:generator>
    <meta:document-statistic meta:object-count="9"/>
  </office:meta>
</office:document-meta>
</file>